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8.505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6.272cm"/>
    </style:style>
    <style:style style:name="co7" style:family="table-column">
      <style:table-column-properties fo:break-before="auto" style:column-width="7.306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7.389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6.98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4.42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6.761cm"/>
    </style:style>
    <style:style style:name="co17" style:family="table-column">
      <style:table-column-properties fo:break-before="auto" style:column-width="6.463cm"/>
    </style:style>
    <style:style style:name="co18" style:family="table-column">
      <style:table-column-properties fo:break-before="auto" style:column-width="7.28cm"/>
    </style:style>
    <style:style style:name="co19" style:family="table-column">
      <style:table-column-properties fo:break-before="auto" style:column-width="5.454cm"/>
    </style:style>
    <style:style style:name="co20" style:family="table-column">
      <style:table-column-properties fo:break-before="auto" style:column-width="4.175cm"/>
    </style:style>
    <style:style style:name="co21" style:family="table-column">
      <style:table-column-properties fo:break-before="auto" style:column-width="6.426cm"/>
    </style:style>
    <style:style style:name="co22" style:family="table-column">
      <style:table-column-properties fo:break-before="auto" style:column-width="6.325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3.221cm"/>
    </style:style>
    <style:style style:name="co25" style:family="table-column">
      <style:table-column-properties fo:break-before="auto" style:column-width="2.369cm"/>
    </style:style>
    <style:style style:name="co26" style:family="table-column">
      <style:table-column-properties fo:break-before="auto" style:column-width="7.144cm"/>
    </style:style>
    <style:style style:name="co27" style:family="table-column">
      <style:table-column-properties fo:break-before="auto" style:column-width="5.89cm"/>
    </style:style>
    <style:style style:name="co28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du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upo = Grupo.objects.get(idGrupo=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cho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ocid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rudo ent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y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ecita de brus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iflor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jotes cocidos pic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árrag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calabaz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itlacoch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u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b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lo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o morrón (rojo, amarillo, verd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áb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mexicana, pico de gallo, taquera,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t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ate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tabel ral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ócoli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ocoli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alargada ó redon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za de casti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blanca rebana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y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ep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ícha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de árbo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Haban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Jalapeñ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Alfa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lent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azon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cam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cere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tomate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verdu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zanah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ill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oci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rdolag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Xoconos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Picada o ral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Fruta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upo = Grupo.objects.get(idGrupo=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de co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ánd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pulí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bo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ba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zap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 pasa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át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urazno (chic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amb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esa reban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ut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jos de mandarina, toronja y 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ch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ro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náb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 ro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naranja, toronja o mandarina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chi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 re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m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re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ataulf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petac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lón pi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n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ect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ísp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hawai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ñ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domini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mach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ndí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nge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ejoc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o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Uva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pote neg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rzamo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Cereales y Tuberculos" table:style-name="ta1"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rupo = Grupo.objects.get(idGrupo=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maranto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en hoju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oz blanco o integr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uet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ita de granola o av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illo sin miga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lo de hamburg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áscara de papa sin frei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co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p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blanco desgr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nimalit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s habane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Marí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para sop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sa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ola con fruta seca,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arro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maíz para at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t cake ( 1 pieza 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icena de sab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íz (blanco, cacahuazintle, palomer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s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a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natura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para hot dog (media noch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árab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bir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e caja (blanco, integral, multigra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mol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(hervida o al hor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a hervida (fideo, espagueti, lasaña, etc.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neques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lacoyo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 azu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 horne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tr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u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a de gran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 de harina enchi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turas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con chispas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vena con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integral con m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tipo sándwich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con mantequ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ulce (bisquet, cuernito, o conch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qué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 reducidas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papa prepar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les de canela ó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topos y nach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Carnes" table:style-name="ta1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rupo = Grupo.objects.get(idGrupo=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bulón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oci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y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ja fres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calao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lanco de ni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eza de pes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r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m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gigan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pacot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gr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avestru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jai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res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molida de pollo y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z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bare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fres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se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lar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u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lop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mo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jitas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pescado, mero, mojarra, merlu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res y 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iba cocida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alm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eb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h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dallón de fil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il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lanesa de pollo y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lej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uslo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ci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a la plancha, asada,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ollo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ado en tro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nt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ottag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ques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iñone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óba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rim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/3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nad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j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nchoa co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ach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bacoa Mac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tern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p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c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jolote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món de pavo y/o pier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mo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res (sirloin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en la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uezo de pollo s/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cab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n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uch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sanos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ngan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ozare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rmes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ami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s en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ón de pollo con pie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do en can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ald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ngu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on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tad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ggets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ahum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escado conge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el de pavo y puer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llo rost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ar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eri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s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anas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hihuah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und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go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anche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Oax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taz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ip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em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Leche" table:style-name="ta1"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rupo = Grupo.objects.get(idGrupo=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 soya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bajo en grasa y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liqu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con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lta leche semidescremada y con azucar</text:p>
          </table:table-cell>
          <table:table-cell table:number-columns-repeated="4"/>
        </table:table-row>
      </table:table>
      <table:table table:name="Leguminosas" table:style-name="ta1"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rupo = Grupo.objects.get(idGrupo=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ubias, garbanzos, habas, lentej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ver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jol canario, neg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texturizada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Grasas" table:style-name="ta1">
        <table:table-column table:style-name="co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rupo = Grupo.objects.get(idGrupo=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una neg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una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jonjolí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nd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ll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9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s con cásca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cam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yon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e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ez de la ind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stach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8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e de canola, soya, oliv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e de girasol, maíz, cártam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e en sp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disparos de 1 segundo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tas sin cásca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ñ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orio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stor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rizo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 ral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 á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 chantill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 para café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teca de cerdo veget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tequilla de cacahu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rgarina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dia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 poblano en pas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é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é de gans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é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puer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cino en ti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Azucar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grupo = Grupo.objects.get(idGrupo=1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qu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zúcar blanca y mor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energética con cafeí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láctea fermen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maci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salvav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os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preparada co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om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fruta industrial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conden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8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 baja e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el (de abeja, maíz o mapl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éctar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ieve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bleas de 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frut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lonc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nche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embotel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catsup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derezos bajos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ndra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 confi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am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arroz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galleta y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nuga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de m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ngos zamoran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an de ca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elado de le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une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paquete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yones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 de Cacahu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con leche o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itas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1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piá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crema para café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itas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Alimentos Libres de Energia" table:style-name="ta1">
        <table:table-column table:style-name="co17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rupo = Grupo.objects.get(idGrupo=1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hi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mine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jo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parras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fé americano descafei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do de pollo / res, desgrasado**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s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a en polvo, con 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somé de pollo /res /camarón en polv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nel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jamai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bu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s de ol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jas de laur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or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sta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rég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de di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de aj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barbecu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soya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ingl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eriyaki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é sin azúcar (manzanilla, canela, hierbabuena, jama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ai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in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</table:table>
      <table:table table:name="BD completa" table:style-name="ta1"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grupo = Grupo.objects.get(idGrupo=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lg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cho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pi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ocid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piñón crudo ent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acay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ecita de brus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liflor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jotes cocidos pic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árrag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inac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calabaz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itlacoch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u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b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opal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lo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o reb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o morrón (rojo, amarillo, verd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áb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mexicana, pico de gallo, taquera,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t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ate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r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tabel ral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ócoli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rocoli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alargada ó redon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cit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baza de casti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blanca rebanada cr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bolla de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y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ep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ícha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de árbo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Haban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Jalapeñ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Alfaf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rmen de lent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azon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cam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itomate cere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tomate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verdu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zanahor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nill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ro cru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l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oci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itos cru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rdolag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Xoconost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nahoria Picada o ral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de co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ánd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pulí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bo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ba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ozap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rimoy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iruela pasa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áti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Durazno (chic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amb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esa reban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ut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jos de mandarina, toronja y 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ch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ada ro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náb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yaba ro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naranja, toronja o mandarina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chi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 re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m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darina re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ataulf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go petac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a (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lón pi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n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ect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ísp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hawai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y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ñ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domini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mach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látano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ndía pic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nge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ejoc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on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Uva roja o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pote neg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Zarzamo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maranto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en hojuel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n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oz blanco o integra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uet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ita de granola o av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illo sin miga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llo de hamburgu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áscara de papa sin frei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co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eal de caj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p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lote blanco desgra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nimalit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s habane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Marí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para sop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sal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ranola con fruta seca,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arro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arina de maíz para at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t cake ( 1 pieza ch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icena de sab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íz (blanco, cacahuazintle, palomer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s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a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natura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para hot dog (media noch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árab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bir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e caja (blanco, integral, multigra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mol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(hervida o al horno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 camb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a hervida (fideo, espagueti, lasaña, etc.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neques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lacoyo (sin freír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maíz azu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rtilla de harina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 horne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vado de tri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u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ra de gran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 de harina enchi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turas de maí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con chispas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de avena con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integral con m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alleta tipo sándwich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itas con mantequ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 dulce (bisquet, cuernito, o conch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qué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pas fritas reducidas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bols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ré de papa prepar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les de canela ó pas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s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topos y nach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Waff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ubias, garbanzos, habas, lentejas coc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verj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rijol canario, negr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oya texturizada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bulón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oci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y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ja fres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calao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lanco de ni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eza de pesc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br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am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gigan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pacot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marón se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gr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avestru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jaib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res se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molida de pollo y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z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mbare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fres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arales sec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lar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u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lop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camol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jitas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pescado, mero, mojarra, merlu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res y 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chinan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iba cocida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alme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ta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eb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h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dallón de filete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illon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lanesa de pollo y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leja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uslo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nci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a la plancha, asada,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uga de pollo deshue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ado en tro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pollo sin 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unt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ottag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ques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iñone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óba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rim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/3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ampiqueñ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enado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j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nchoa co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rrach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ún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arbacoa Mac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tern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p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c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al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ilete de 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jolote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ígad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amón de pavo y/o pier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mo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ida de res (sirloin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en la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scuezo de pollo s/pi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ern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cab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re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n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 / 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ucha co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istec de bo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ne de 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harr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sanos de mague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ongani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cho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ozare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parmes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ami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 en acei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rdinas en Tom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9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9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ón de pollo con piel coc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erdo en can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stilla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spald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ngu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ciza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ong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rtade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ggets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stión ahum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itos de pescado conge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tel de pavo y puer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llo rost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ar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meric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asad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anast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hihuah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fundi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gou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manche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Oaxa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tazo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chich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eso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ripas de r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ema de hue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 soya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 descrem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ligh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bajo en grasa y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nte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evapor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liconsa liqu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natu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Yogurt para beber con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qui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zúcar blanca y mor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energética con cafeí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Bebida láctea ferment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maci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ramelo salvavid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os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preparada con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omi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Jugo de fruta industrializ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eche condensa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miniatu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8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rmelada de frutas baja e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iel (de abeja, maíz o maple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éctar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ieve de fru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bleas de caj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agu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de fruta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lonc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onche de fru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tu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3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embotellad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de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catsup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derezos bajos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ndra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 confi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amarg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blan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5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arroz tost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galleta y carame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barr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con nugat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de m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colate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ngos zamorano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an de caj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elado de lech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unet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de paquete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lvavisco de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yones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 pobl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anqueta de Cacahu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de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leta helada con leche o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sitas con chocol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1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piá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crema para café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1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hio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 miner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jo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caparras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fé americano descafein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ldo de pollo / res, desgrasado**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nela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cles sin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e en pol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a en polvo, con 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nsomé de pollo /res /camarón en polv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5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Enel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Flor de jamaic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elatina baja en calorí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4 ta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bue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ierbas de olo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Hojas de laure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za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jor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staz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Orégan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mien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efrescos de die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la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de ajo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barbecu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de soya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ingl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2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abas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alsa teriyaki **alto contenido de sodi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Sustituto de azúcar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é sin azúcar (manzanilla, canela, hierbabuena, jamaica)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Sin restricción en cuanto a calorí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ain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Vinagr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una neg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una verd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6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guac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/3 piez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jonjolí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lmendra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0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vellan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9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4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acahuates con cásca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2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Guacamol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yone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ez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3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Nuez de la indi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7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staches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8 piez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e de canola, soya, oliv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e de girasol, maíz, cártam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Aceite en spra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5 disparos de 1 segundo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itas sin cásca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iñón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grupo = Grupo.objects.get(idGrupo=2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lorio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istor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horizo de pav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8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oco ralla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 ácid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 chantilly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Crema para café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teca de cerdo vegetal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1/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ntequilla de cacahuate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argarina baja en gras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it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edia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 cuchar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Mole poblano en past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it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é de cerd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é de gans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até de poll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Pepperoni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4 rebanada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crem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cucharada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Queso de puerco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20 gramos</text:p>
          </table:table-cell>
          <table:table-cell office:value-type="string" calcext:value-type="string">
            <text:p>'.strip()).save()</text:p>
          </table:table-cell>
        </table:table-row>
        <table:table-row table:style-name="ro1">
          <table:table-cell office:value-type="string" calcext:value-type="string">
            <text:p>Alimento(idGrupo=grupo, nombre='</text:p>
          </table:table-cell>
          <table:table-cell office:value-type="string" calcext:value-type="string">
            <text:p>Tocino en tira</text:p>
          </table:table-cell>
          <table:table-cell office:value-type="string" calcext:value-type="string">
            <text:p>'.strip(),racion='</text:p>
          </table:table-cell>
          <table:table-cell office:value-type="string" calcext:value-type="string">
            <text:p>1 rebanada</text:p>
          </table:table-cell>
          <table:table-cell office:value-type="string" calcext:value-type="string">
            <text:p>'.strip()).save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8:33:03.129431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8T17:02:03.612584859</meta:creation-date>
    <dc:date>2020-03-20T18:48:03.812094053</dc:date>
    <meta:editing-duration>PT19M16S</meta:editing-duration>
    <meta:editing-cycles>3</meta:editing-cycles>
    <meta:generator>LibreOffice/6.3.5.2$Linux_X86_64 LibreOffice_project/30$Build-2</meta:generator>
    <meta:document-statistic meta:table-count="10" meta:cell-count="4875" meta:object-count="0"/>
  </office:meta>
</office:document-meta>
</file>